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gsana New" svg:font-family="'Angsana New'"/>
    <style:font-face style:name="Angsana New1" svg:font-family="'Angsana New'" style:font-family-generic="system" style:font-pitch="variable"/>
    <style:font-face style:name="Cordia New" svg:font-family="'Cordia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15.118cm" table:align="left"/>
    </style:style>
    <style:style style:name="Table1.A" style:family="table-column">
      <style:table-column-properties style:column-width="3.007cm"/>
    </style:style>
    <style:style style:name="Table1.B" style:family="table-column">
      <style:table-column-properties style:column-width="2.533cm"/>
    </style:style>
    <style:style style:name="Table1.C" style:family="table-column">
      <style:table-column-properties style:column-width="9.57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5.192cm" table:align="left"/>
    </style:style>
    <style:style style:name="Table2.A" style:family="table-column">
      <style:table-column-properties style:column-width="6.798cm"/>
    </style:style>
    <style:style style:name="Table2.B" style:family="table-column">
      <style:table-column-properties style:column-width="8.394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ถ้าคุณต้องการแยก backend API ที่เขียนด้วย NestJS ให้ดูชัดเจนว่าใช้กับ <text:span text:style-name="Strong_20_Emphasis">Next.js</text:span> หรือ frontend framework ใด ๆ (รวมถึงเผื่ออนาคตจะมี API จาก Go หรืออื่น ๆ) — แนวทางตั้งค่า <text:span text:style-name="Source_20_Text">app.setGlobalPrefix(...)</text:span> สามารถใช้เป็นรูปแบบ <text:span text:style-name="Strong_20_Emphasis">platform-aware</text:span> ได้ดีมากครับ</text:p>
      <text:p text:style-name="Horizontal_20_Line"/>
      <text:h text:style-name="Heading_20_2" text:outline-level="2">✅ แนะนำรูปแบบ <text:span text:style-name="Source_20_Text">Global Prefix</text:span></text:h>
      <text:h text:style-name="Heading_20_3" text:outline-level="3">🔸 ตัวเลือกที่ดี:</text:h>
      <text:p text:style-name="P1"><text:span text:style-name="Source_20_Text">app.setGlobalPrefix('api');</text:span></text:p>
      <text:h text:style-name="Heading_20_3" text:outline-level="3">✅ หรือถ้าต้องการเจาะจงมากขึ้น:</text:h>
      <text:p text:style-name="P1"><text:span text:style-name="Source_20_Text">app.setGlobalPrefix('api/nest'); // เช่น 'http://localhost:3000/api/nest/auth/login'</text:span></text:p>
      <text:p text:style-name="Horizontal_20_Line"/>
      <text:h text:style-name="Heading_20_2" text:outline-level="2">🆚 เปรียบเทียบ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Prefix</text:p>
            </table:table-cell>
            <table:table-cell table:style-name="Table1.A1" office:value-type="string">
              <text:p text:style-name="Table_20_Heading">เหมาะกับ</text:p>
            </table:table-cell>
            <table:table-cell table:style-name="Table1.A1" office:value-type="string">
              <text:p text:style-name="Table_20_Heading">ตัวอย่าง Endpoint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'api'</text:span></text:p>
          </table:table-cell>
          <table:table-cell table:style-name="Table1.A1" office:value-type="string">
            <text:p text:style-name="Table_20_Contents">ทั่วไป</text:p>
          </table:table-cell>
          <table:table-cell table:style-name="Table1.A1" office:value-type="string">
            <text:p text:style-name="Table_20_Contents"><text:span text:style-name="Source_20_Text">/api/auth/login</text:span>, <text:span text:style-name="Source_20_Text">/api/profile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'api/nest'</text:span></text:p>
          </table:table-cell>
          <table:table-cell table:style-name="Table1.A1" office:value-type="string">
            <text:p text:style-name="Table_20_Contents">หลาย backend</text:p>
          </table:table-cell>
          <table:table-cell table:style-name="Table1.A1" office:value-type="string">
            <text:p text:style-name="Table_20_Contents"><text:span text:style-name="Source_20_Text">/api/nest/auth/login</text:span>, <text:span text:style-name="Source_20_Text">/api/go/report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'nextjsapi'</text:span></text:p>
          </table:table-cell>
          <table:table-cell table:style-name="Table1.A1" office:value-type="string">
            <text:p text:style-name="Table_20_Contents">เฉพาะ Next</text:p>
          </table:table-cell>
          <table:table-cell table:style-name="Table1.A1" office:value-type="string">
            <text:p text:style-name="Table_20_Contents"><text:span text:style-name="Source_20_Text">/nextjsapi/auth/login</text:span> <text:span text:style-name="Emphasis">(ชัดเจนว่าเฉพาะ Next.js)</text:span></text:p>
          </table:table-cell>
        </table:table-row>
      </table:table>
      <text:p text:style-name="Horizontal_20_Line"/>
      <text:h text:style-name="Heading_20_2" text:outline-level="2">📌 สรุปคำแนะนำ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ต้องการอะไร</text:p>
            </table:table-cell>
            <table:table-cell table:style-name="Table2.A1" office:value-type="string">
              <text:p text:style-name="Table_20_Heading">คำแนะนำ</text:p>
            </table:table-cell>
          </table:table-row>
        </table:table-header-rows>
        <table:table-row>
          <table:table-cell table:style-name="Table2.A1" office:value-type="string">
            <text:p text:style-name="Table_20_Contents">NestJS เป็น backend หลักตัวเดียว</text:p>
          </table:table-cell>
          <table:table-cell table:style-name="Table2.A1" office:value-type="string">
            <text:p text:style-name="Table_20_Contents"><text:span text:style-name="Source_20_Text">app.setGlobalPrefix('api')</text:span></text:p>
          </table:table-cell>
        </table:table-row>
        <table:table-row>
          <table:table-cell table:style-name="Table2.A1" office:value-type="string">
            <text:p text:style-name="Table_20_Contents">NestJS ใช้เฉพาะกับ Next.js frontend</text:p>
          </table:table-cell>
          <table:table-cell table:style-name="Table2.A1" office:value-type="string">
            <text:p text:style-name="Table_20_Contents"><text:span text:style-name="Source_20_Text">app.setGlobalPrefix('nextjsapi')</text:span></text:p>
          </table:table-cell>
        </table:table-row>
        <table:table-row>
          <table:table-cell table:style-name="Table2.A1" office:value-type="string">
            <text:p text:style-name="Table_20_Contents">วางแผนมี Go/Express/Fastify มาร่วมด้วย</text:p>
          </table:table-cell>
          <table:table-cell table:style-name="Table2.A1" office:value-type="string">
            <text:p text:style-name="Table_20_Contents"><text:span text:style-name="Source_20_Text">app.setGlobalPrefix('api/nest')</text:span></text:p>
          </table:table-cell>
        </table:table-row>
      </table:table>
      <text:p text:style-name="Horizontal_20_Line"/>
      <text:h text:style-name="Heading_20_2" text:outline-level="2">✅ แล้วฝั่ง Angular/WebUI ต้องแก้ด้วยไหม?</text:h>
      <text:p text:style-name="Text_20_body">ใช่ครับ ถ้าคุณเปลี่ยน prefix เช่น:</text:p>
      <text:p text:style-name="Preformatted_20_Text"><text:span text:style-name="Source_20_Text">// NestJS</text:span></text:p>
      <text:p text:style-name="P1"><text:span text:style-name="Source_20_Text">app.setGlobalPrefix('api');</text:span></text:p>
      <text:p text:style-name="Text_20_body">ฝั่ง Angular ต้องใช้:</text:p>
      <text:p text:style-name="Preformatted_20_Text"><text:span text:style-name="Source_20_Text">// environment.ts</text:span></text:p>
      <text:p text:style-name="Preformatted_20_Text"><text:span text:style-name="Source_20_Text">export const environment = {</text:span></text:p>
      <text:p text:style-name="Preformatted_20_Text"><text:span text:style-name="Source_20_Text"><text:s text:c="2"/>production: false,</text:span></text:p>
      <text:p text:style-name="Preformatted_20_Text"><text:soft-page-break/><text:span text:style-name="Source_20_Text"><text:s text:c="2"/>apiUrl: 'http://localhost:3000/api', // 👈 ตรงกับ prefix</text:span></text:p>
      <text:p text:style-name="P1"><text:span text:style-name="Source_20_Text">};</text:span></text:p>
      <text:p text:style-name="Horizontal_20_Line"/>
      <text:h text:style-name="Heading_20_2" text:outline-level="2">🎯 เพิ่มเติม</text:h>
      <text:p text:style-name="Text_20_body">ถ้าจะรองรับหลาย prefix (เช่น <text:span text:style-name="Source_20_Text">api/nest</text:span>, <text:span text:style-name="Source_20_Text">api/go</text:span>) คุณอาจสร้าง path group เช่น:</text:p>
      <text:p text:style-name="P1"><text:span text:style-name="Source_20_Text">app.setGlobalPrefix('api/nest');</text:span></text:p>
      <text:p text:style-name="Text_20_body">แล้วค่อยทำ reverse proxy หรือแยก router ด้วย NGINX ก็ได้เช่นกัน</text:p>
      <text:p text:style-name="Horizontal_20_Line"/>
      <text:p text:style-name="Text_20_body">ถ้าคุณอยากเทสรวมกับ Next.js หรือ Go แบบ microservice จริง ๆ บอกได้เลยครับ ผมช่วยจัด flow หรือ config proxy ให้ได้ทั้งหมดเลยครับ 💪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gsana New" svg:font-family="'Angsana New'"/>
    <style:font-face style:name="Angsana New1" svg:font-family="'Angsana New'" style:font-family-generic="system" style:font-pitch="variable"/>
    <style:font-face style:name="Cordia New" svg:font-family="'Cordia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ngsana New1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ngsana New1" style:font-size-complex="16pt" style:language-complex="th" style:country-complex="TH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ngsana New" style:font-family-complex="'Angsana New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ngsana New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" style:font-family-complex="'Angsana New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ngsana New1" style:font-family-complex="'Angsana New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ngsana New1" style:font-family-complex="'Angsana New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5T18:24:26.508000000</meta:creation-date>
    <dc:date>2025-06-25T18:24:40.219000000</dc:date>
    <meta:editing-duration>PT14S</meta:editing-duration>
    <meta:editing-cycles>1</meta:editing-cycles>
    <meta:document-statistic meta:table-count="2" meta:image-count="0" meta:object-count="0" meta:page-count="2" meta:paragraph-count="43" meta:word-count="235" meta:character-count="1305" meta:non-whitespace-character-count="1202"/>
    <meta:generator>LibreOffice/7.6.2.1$Windows_X86_64 LibreOffice_project/56f7684011345957bbf33a7ee678afaf4d2ba333</meta:generator>
  </office:meta>
</office:document-meta>
</file>